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  <style:text-properties style:use-window-font-color="true" loext:opacity="0%" officeooo:paragraph-rsid="000a0f9a"/>
    </style:style>
    <style:style style:name="P2" style:family="paragraph" style:parent-style-name="Standard">
      <style:text-properties style:use-window-font-color="true" loext:opacity="0%" officeooo:paragraph-rsid="000a0f9a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officeooo:paragraph-rsid="000ea547"/>
    </style:style>
    <style:style style:name="P4" style:family="paragraph" style:parent-style-name="Standard">
      <style:paragraph-properties fo:text-align="center" style:justify-single-word="false" fo:break-before="page"/>
      <style:text-properties style:use-window-font-color="true" loext:opacity="0%" officeooo:paragraph-rsid="0013c896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officeooo:paragraph-rsid="000a0f9a"/>
    </style:style>
    <style:style style:name="P6" style:family="paragraph" style:parent-style-name="Standard">
      <style:paragraph-properties fo:break-before="page"/>
      <style:text-properties style:use-window-font-color="true" loext:opacity="0%" officeooo:paragraph-rsid="000ea547"/>
    </style:style>
    <style:style style:name="P7" style:family="paragraph" style:parent-style-name="Standard">
      <style:paragraph-properties fo:break-before="page"/>
      <style:text-properties style:use-window-font-color="true" loext:opacity="0%" officeooo:paragraph-rsid="001057db"/>
    </style:style>
    <style:style style:name="P8" style:family="paragraph" style:parent-style-name="Standard">
      <style:text-properties style:use-window-font-color="true" loext:opacity="0%" officeooo:paragraph-rsid="0013c896"/>
    </style:style>
    <style:style style:name="P9" style:family="paragraph" style:parent-style-name="Standard">
      <style:paragraph-properties fo:break-before="page"/>
      <style:text-properties style:use-window-font-color="true" loext:opacity="0%" officeooo:paragraph-rsid="001b7b06"/>
    </style:style>
    <style:style style:name="P10" style:family="paragraph" style:parent-style-name="Standard">
      <style:text-properties style:use-window-font-color="true" loext:opacity="0%" officeooo:paragraph-rsid="001b7b06"/>
    </style:style>
    <style:style style:name="P11" style:family="paragraph" style:parent-style-name="Standard">
      <style:paragraph-properties fo:break-before="page"/>
      <style:text-properties style:use-window-font-color="true" loext:opacity="0%" officeooo:paragraph-rsid="001bc06f"/>
    </style:style>
    <style:style style:name="P12" style:family="paragraph" style:parent-style-name="Standard">
      <style:text-properties style:use-window-font-color="true" loext:opacity="0%" officeooo:paragraph-rsid="001bc06f"/>
    </style:style>
    <style:style style:name="P13" style:family="paragraph" style:parent-style-name="Standard">
      <style:text-properties style:use-window-font-color="true" loext:opacity="0%" officeooo:paragraph-rsid="000cff87"/>
    </style:style>
    <style:style style:name="P14" style:family="paragraph" style:parent-style-name="Standard">
      <style:paragraph-properties fo:break-before="page"/>
      <style:text-properties style:use-window-font-color="true" loext:opacity="0%" officeooo:paragraph-rsid="000cff87"/>
    </style:style>
    <style:style style:name="P15" style:family="paragraph" style:parent-style-name="Standard">
      <style:text-properties style:use-window-font-color="true" loext:opacity="0%" officeooo:paragraph-rsid="00151c9d"/>
    </style:style>
    <style:style style:name="P16" style:family="paragraph" style:parent-style-name="Standard">
      <style:paragraph-properties fo:break-before="page"/>
      <style:text-properties style:use-window-font-color="true" loext:opacity="0%" officeooo:paragraph-rsid="00151c9d"/>
    </style:style>
    <style:style style:name="P17" style:family="paragraph" style:parent-style-name="Standard">
      <style:text-properties style:use-window-font-color="true" loext:opacity="0%" officeooo:paragraph-rsid="0011e2ef"/>
    </style:style>
    <style:style style:name="P18" style:family="paragraph" style:parent-style-name="Standard">
      <style:paragraph-properties fo:break-before="page"/>
      <style:text-properties style:use-window-font-color="true" loext:opacity="0%" officeooo:paragraph-rsid="0011e2ef"/>
    </style:style>
    <style:style style:name="P19" style:family="paragraph" style:parent-style-name="Réponse">
      <style:text-properties officeooo:rsid="000cff87" officeooo:paragraph-rsid="000cff87"/>
    </style:style>
    <style:style style:name="P20" style:family="paragraph" style:parent-style-name="Réponse">
      <style:text-properties fo:font-size="36pt" officeooo:paragraph-rsid="00151c9d" style:font-size-asian="36pt" style:font-size-complex="36pt"/>
    </style:style>
    <style:style style:name="P21" style:family="paragraph" style:parent-style-name="Réponse">
      <style:text-properties fo:font-size="36pt" officeooo:rsid="001bc06f" officeooo:paragraph-rsid="001bc06f" style:font-size-asian="36pt" style:font-size-complex="36pt"/>
    </style:style>
    <style:style style:name="P22" style:family="paragraph" style:parent-style-name="Réponse">
      <style:text-properties officeooo:paragraph-rsid="00151c9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text-properties officeooo:paragraph-rsid="000c20d3"/>
    </style:style>
    <style:style style:name="P25" style:family="paragraph" style:parent-style-name="Standard">
      <style:paragraph-properties fo:break-before="page"/>
      <style:text-properties officeooo:paragraph-rsid="000c20d3"/>
    </style:style>
    <style:style style:name="P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85c00" loext:opacity="100%" style:font-name="Liberation Sans2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font-name="Liberation Sans2"/>
    </style:style>
    <style:style style:name="T4" style:family="text">
      <style:text-properties officeooo:rsid="001057db"/>
    </style:style>
    <style:style style:name="T5" style:family="text">
      <style:text-properties officeooo:rsid="0011e2ef"/>
    </style:style>
    <style:style style:name="T6" style:family="text">
      <style:text-properties officeooo:rsid="0013c896"/>
    </style:style>
    <style:style style:name="T7" style:family="text">
      <style:text-properties style:text-position="sub 58%" officeooo:rsid="0013c896"/>
    </style:style>
    <style:style style:name="T8" style:family="text">
      <style:text-properties officeooo:rsid="00158e96"/>
    </style:style>
    <style:style style:name="T9" style:family="text">
      <style:text-properties officeooo:rsid="001791d4"/>
    </style:style>
    <style:style style:name="T10" style:family="text">
      <style:text-properties officeooo:rsid="001b7b06"/>
    </style:style>
    <style:style style:name="T11" style:family="text">
      <style:text-properties officeooo:rsid="001bc06f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Times New Roman" fo:font-size="4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1cm" svg:stroke-color="#000000" draw:marker-start="" draw:marker-start-width="0.09cm" draw:marker-start-center="false" draw:marker-end="" draw:marker-end-width="0.09cm" draw:marker-end-center="false" draw:fill="solid" draw:fill-color="#729fcf" draw:textarea-horizontal-align="justify" draw:textarea-vertical-align="middle" fo:padding-top="0.175cm" fo:padding-bottom="0.175cm" fo:padding-left="0.296cm" fo:padding-right="0.296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101cm" svg:stroke-color="#000000" draw:marker-start="" draw:marker-start-width="0.09cm" draw:marker-start-center="false" draw:marker-end="" draw:marker-end-width="0.09cm" draw:marker-end-center="false" draw:fill="none" draw:fill-color="#ffffff" draw:textarea-horizontal-align="justify" draw:auto-grow-width="true" fo:min-height="1.625cm" fo:min-width="1.025cm" fo:padding-top="0.078cm" fo:padding-bottom="0.078cm" fo:padding-left="0.099cm" fo:padding-right="0.09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101cm" svg:stroke-color="#000000" draw:marker-start="" draw:marker-start-width="0.09cm" draw:marker-start-center="false" draw:marker-end="" draw:marker-end-width="0.09cm" draw:marker-end-center="false" draw:fill="solid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101cm" svg:stroke-color="#000000" draw:marker-start="" draw:marker-start-width="0.09cm" draw:marker-start-center="false" draw:marker-end="" draw:marker-end-width="0.09cm" draw:marker-end-center="false" draw:fill="none" draw:fill-color="#ffffff" draw:textarea-horizontal-align="justify" draw:auto-grow-width="true" fo:min-height="1.625cm" fo:min-width="2.069cm" fo:padding-top="0.078cm" fo:padding-bottom="0.078cm" fo:padding-left="0.099cm" fo:padding-right="0.09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.101cm" svg:stroke-color="#000000" draw:marker-start="" draw:marker-start-width="0.09cm" draw:marker-start-center="false" draw:marker-end="" draw:marker-end-width="0.09cm" draw:marker-end-center="false" draw:fill="none" draw:fill-color="#ffffff" draw:textarea-horizontal-align="justify" draw:auto-grow-width="true" fo:min-height="1.625cm" fo:min-width="0.945cm" fo:padding-top="0.078cm" fo:padding-bottom="0.078cm" fo:padding-left="0.099cm" fo:padding-right="0.099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 deux points sont exactement au même endroit, on dit qu'ils sont...</text:p>
      <text:p text:style-name="P25">Si deux points sont exactement au même endroit, on dit qu'ils sont…</text:p>
      <text:p text:style-name="P24"/>
      <text:p text:style-name="Réponse">confondus</text:p>
      <text:p text:style-name="P1">Si deux points ne sont pas <text:span text:style-name="T11">confondus</text:span>, on dit qu'ils sont…</text:p>
      <text:p text:style-name="P11">Si deux points ne sont pas <text:span text:style-name="T11">confondus</text:span>, on dit qu'ils sont…</text:p>
      <text:p text:style-name="P12"/>
      <text:p text:style-name="Réponse">distincts</text:p>
      <text:p text:style-name="P1">Si trois points distincts sont sur une même droite, on dit qu'ils sont...</text:p>
      <text:p text:style-name="P14">Si trois points distincts sont sur une même droite, on dit qu'ils sont…</text:p>
      <text:p text:style-name="P13"/>
      <text:p text:style-name="P19">alignés</text:p>
      <text:p text:style-name="P1">Quelle est la notation mathématique pour :</text:p>
      <text:p text:style-name="P5">« A appartient à (BC) »</text:p>
      <text:p text:style-name="P6">Quelle est la notation mathématique pour :</text:p>
      <text:p text:style-name="P3">« A appartient à (BC) »</text:p>
      <text:p text:style-name="P3"/>
      <text:p text:style-name="Réponse">A ∈ (BC)</text:p>
      <text:p text:style-name="P1">Deux droites peuvent-elles être concourantes en un point ?</text:p>
      <text:p text:style-name="P16">Deux droites peuvent-elles être concourantes en un point ?</text:p>
      <text:p text:style-name="P15"/>
      <text:p text:style-name="P22">Non !</text:p>
      <text:p text:style-name="P21">Il faut au moins 3 droites qui se coupent en un m<text:span text:style-name="T1">ême point pour dire qu’elles sont </text:span><text:span text:style-name="T3">concourantes</text:span><text:span text:style-name="T1">.</text:span></text:p>
      <text:p text:style-name="P20">Si <text:span text:style-name="T11">seulement </text:span>deux droites se coupent en un point, on dit qu’elles sont <text:span text:style-name="T2">sécantes</text:span>.</text:p>
      <text:p text:style-name="P7"><text:span text:style-name="T10">L</text:span><text:span text:style-name="T4">a demi-droite </text:span>[BA) <text:span text:style-name="T10">a pour ……… le point B</text:span></text:p>
      <text:p text:style-name="P9"><text:span text:style-name="T10">L</text:span><text:span text:style-name="T4">a demi-droite </text:span>[BA) <text:span text:style-name="T10">a pour </text:span><text:span text:style-name="Réponse"><text:span text:style-name="T10">origine</text:span></text:span><text:span text:style-name="T10"> le point B</text:span></text:p>
      <text:p text:style-name="P1"><text:span text:style-name="T5">Pourquoi ne peut-on écrire [</text:span>AB<text:span text:style-name="T5">] = 5cm ?</text:span></text:p>
      <text:p text:style-name="P18"><text:span text:style-name="T5">Pourquoi ne peut-on écrire [</text:span>AB<text:span text:style-name="T5">] = 5cm ?</text:span></text:p>
      <text:p text:style-name="P17"/>
      <text:p text:style-name="Réponse">Parce que [AB] désigne <text:span text:style-name="T9">un</text:span> segment<text:line-break/>et non sa longueur.</text:p>
      <text:p text:style-name="Réponse">Il faut écrire : AB = 5cm</text:p>
      <text:p text:style-name="P4"><draw:g text:anchor-type="as-char" draw:z-index="0" draw:name="Objet de groupe 1" draw:style-name="gr1"><draw:line draw:style-name="gr2" draw:text-style-name="P26" svg:x1="0.748cm" svg:y1="5.623cm" svg:x2="17.538cm" svg:y2="6.309cm"><text:p/></draw:line><draw:frame draw:style-name="gr3" draw:text-style-name="P28" svg:width="1.223cm" svg:height="1.781cm" svg:x="8.373cm" svg:y="5.819cm"><draw:text-box><text:p text:style-name="P27"><text:span text:style-name="T12">A</text:span></text:p></draw:text-box></draw:frame><draw:line draw:style-name="gr4" draw:text-style-name="P26" svg:x1="11.427cm" svg:y1="0.236cm" svg:x2="8.263cm" svg:y2="11.651cm"><text:p/></draw:line><draw:line draw:style-name="gr4" draw:text-style-name="P26" svg:x1="4.855cm" svg:y1="0cm" svg:x2="14.101cm" svg:y2="11.188cm"><text:p/></draw:line><draw:frame draw:style-name="gr5" draw:text-style-name="P28" svg:width="2.267cm" svg:height="1.781cm" svg:x="0cm" svg:y="5.618cm"><draw:text-box><text:p text:style-name="P27"><text:span text:style-name="T12">(d</text:span><text:span text:style-name="T13">1</text:span><text:span text:style-name="T12">)</text:span></text:p></draw:text-box></draw:frame><draw:frame draw:style-name="gr5" draw:text-style-name="P28" svg:width="2.267cm" svg:height="1.781cm" svg:x="3.18cm" svg:y="0.171cm"><draw:text-box><text:p text:style-name="P27"><text:span text:style-name="T12">(d</text:span><text:span text:style-name="T13">2</text:span><text:span text:style-name="T12">)</text:span></text:p></draw:text-box></draw:frame><draw:frame draw:style-name="gr5" draw:text-style-name="P28" svg:width="2.267cm" svg:height="1.781cm" svg:x="11.412cm" svg:y="0.342cm"><draw:text-box><text:p text:style-name="P27"><text:span text:style-name="T12">(d</text:span><text:span text:style-name="T13">3</text:span><text:span text:style-name="T12">)</text:span></text:p></draw:text-box></draw:frame><draw:frame draw:style-name="gr6" draw:text-style-name="P28" svg:width="1.144cm" svg:height="1.781cm" svg:x="4.6cm" svg:y="5.796cm"><draw:text-box><text:p text:style-name="P27"><text:span text:style-name="T12">B</text:span></text:p></draw:text-box></draw:frame><draw:frame draw:style-name="gr6" draw:text-style-name="P28" svg:width="1.144cm" svg:height="1.781cm" svg:x="15.847cm" svg:y="6.237cm"><draw:text-box><text:p text:style-name="P27"><text:span text:style-name="T12">C</text:span></text:p></draw:text-box></draw:frame><draw:line draw:style-name="gr4" draw:text-style-name="P26" svg:x1="5.148cm" svg:y1="5.674cm" svg:x2="5.137cm" svg:y2="5.942cm"><text:p/></draw:line><draw:line draw:style-name="gr4" draw:text-style-name="P26" svg:x1="16.397cm" svg:y1="6.108cm" svg:x2="16.386cm" svg:y2="6.376cm"><text:p/></draw:line></draw:g></text:p>
      <text:p text:style-name="P2"><text:span text:style-name="T10">Les points </text:span>A, B et C sont...</text:p>
      <text:p text:style-name="P4"><draw:g text:anchor-type="as-char" draw:z-index="1" draw:name="Objet de groupe 2" draw:style-name="gr1"><draw:line draw:style-name="gr2" draw:text-style-name="P26" svg:x1="0.748cm" svg:y1="5.623cm" svg:x2="17.538cm" svg:y2="6.309cm"><text:p/></draw:line><draw:frame draw:style-name="gr3" draw:text-style-name="P28" svg:width="1.223cm" svg:height="1.781cm" svg:x="8.373cm" svg:y="5.819cm"><draw:text-box><text:p text:style-name="P27"><text:span text:style-name="T12">A</text:span></text:p></draw:text-box></draw:frame><draw:line draw:style-name="gr4" draw:text-style-name="P26" svg:x1="11.427cm" svg:y1="0.236cm" svg:x2="8.263cm" svg:y2="11.651cm"><text:p/></draw:line><draw:line draw:style-name="gr4" draw:text-style-name="P26" svg:x1="4.855cm" svg:y1="0cm" svg:x2="14.101cm" svg:y2="11.188cm"><text:p/></draw:line><draw:frame draw:style-name="gr5" draw:text-style-name="P28" svg:width="2.267cm" svg:height="1.781cm" svg:x="0cm" svg:y="5.618cm"><draw:text-box><text:p text:style-name="P27"><text:span text:style-name="T12">(d</text:span><text:span text:style-name="T13">1</text:span><text:span text:style-name="T12">)</text:span></text:p></draw:text-box></draw:frame><draw:frame draw:style-name="gr5" draw:text-style-name="P28" svg:width="2.267cm" svg:height="1.781cm" svg:x="3.18cm" svg:y="0.171cm"><draw:text-box><text:p text:style-name="P27"><text:span text:style-name="T12">(d</text:span><text:span text:style-name="T13">2</text:span><text:span text:style-name="T12">)</text:span></text:p></draw:text-box></draw:frame><draw:frame draw:style-name="gr5" draw:text-style-name="P28" svg:width="2.267cm" svg:height="1.781cm" svg:x="11.412cm" svg:y="0.342cm"><draw:text-box><text:p text:style-name="P27"><text:span text:style-name="T12">(d</text:span><text:span text:style-name="T13">3</text:span><text:span text:style-name="T12">)</text:span></text:p></draw:text-box></draw:frame><draw:frame draw:style-name="gr6" draw:text-style-name="P28" svg:width="1.144cm" svg:height="1.781cm" svg:x="4.6cm" svg:y="5.796cm"><draw:text-box><text:p text:style-name="P27"><text:span text:style-name="T12">B</text:span></text:p></draw:text-box></draw:frame><draw:frame draw:style-name="gr6" draw:text-style-name="P28" svg:width="1.144cm" svg:height="1.781cm" svg:x="15.847cm" svg:y="6.237cm"><draw:text-box><text:p text:style-name="P27"><text:span text:style-name="T12">C</text:span></text:p></draw:text-box></draw:frame><draw:line draw:style-name="gr4" draw:text-style-name="P26" svg:x1="5.148cm" svg:y1="5.674cm" svg:x2="5.137cm" svg:y2="5.942cm"><text:p/></draw:line><draw:line draw:style-name="gr4" draw:text-style-name="P26" svg:x1="16.397cm" svg:y1="6.108cm" svg:x2="16.386cm" svg:y2="6.376cm"><text:p/></draw:line></draw:g></text:p>
      <text:p text:style-name="P10"><text:span text:style-name="T10">Les points </text:span>A, B et C sont…</text:p>
      <text:p text:style-name="P10"/>
      <text:p text:style-name="Réponse">alignés</text:p>
      <text:p text:style-name="P4"><draw:g text:anchor-type="as-char" draw:z-index="2" draw:name="Objet de groupe 3" draw:style-name="gr1"><draw:line draw:style-name="gr2" draw:text-style-name="P26" svg:x1="0.748cm" svg:y1="5.623cm" svg:x2="17.538cm" svg:y2="6.309cm"><text:p/></draw:line><draw:frame draw:style-name="gr3" draw:text-style-name="P28" svg:width="1.223cm" svg:height="1.781cm" svg:x="8.373cm" svg:y="5.819cm"><draw:text-box><text:p text:style-name="P27"><text:span text:style-name="T12">A</text:span></text:p></draw:text-box></draw:frame><draw:line draw:style-name="gr4" draw:text-style-name="P26" svg:x1="11.427cm" svg:y1="0.236cm" svg:x2="8.263cm" svg:y2="11.651cm"><text:p/></draw:line><draw:line draw:style-name="gr4" draw:text-style-name="P26" svg:x1="4.855cm" svg:y1="0cm" svg:x2="14.101cm" svg:y2="11.188cm"><text:p/></draw:line><draw:frame draw:style-name="gr5" draw:text-style-name="P28" svg:width="2.267cm" svg:height="1.781cm" svg:x="0cm" svg:y="5.618cm"><draw:text-box><text:p text:style-name="P27"><text:span text:style-name="T12">(d</text:span><text:span text:style-name="T13">1</text:span><text:span text:style-name="T12">)</text:span></text:p></draw:text-box></draw:frame><draw:frame draw:style-name="gr5" draw:text-style-name="P28" svg:width="2.267cm" svg:height="1.781cm" svg:x="3.18cm" svg:y="0.171cm"><draw:text-box><text:p text:style-name="P27"><text:span text:style-name="T12">(d</text:span><text:span text:style-name="T13">2</text:span><text:span text:style-name="T12">)</text:span></text:p></draw:text-box></draw:frame><draw:frame draw:style-name="gr5" draw:text-style-name="P28" svg:width="2.267cm" svg:height="1.781cm" svg:x="11.412cm" svg:y="0.342cm"><draw:text-box><text:p text:style-name="P27"><text:span text:style-name="T12">(d</text:span><text:span text:style-name="T13">3</text:span><text:span text:style-name="T12">)</text:span></text:p></draw:text-box></draw:frame><draw:frame draw:style-name="gr6" draw:text-style-name="P28" svg:width="1.144cm" svg:height="1.781cm" svg:x="4.6cm" svg:y="5.796cm"><draw:text-box><text:p text:style-name="P27"><text:span text:style-name="T12">B</text:span></text:p></draw:text-box></draw:frame><draw:frame draw:style-name="gr6" draw:text-style-name="P28" svg:width="1.144cm" svg:height="1.781cm" svg:x="15.847cm" svg:y="6.237cm"><draw:text-box><text:p text:style-name="P27"><text:span text:style-name="T12">C</text:span></text:p></draw:text-box></draw:frame><draw:line draw:style-name="gr4" draw:text-style-name="P26" svg:x1="5.148cm" svg:y1="5.674cm" svg:x2="5.137cm" svg:y2="5.942cm"><text:p/></draw:line><draw:line draw:style-name="gr4" draw:text-style-name="P26" svg:x1="16.397cm" svg:y1="6.108cm" svg:x2="16.386cm" svg:y2="6.376cm"><text:p/></draw:line></draw:g></text:p>
      <text:p text:style-name="P8"><text:span text:style-name="T10">Les droites </text:span><text:span text:style-name="T6">(</text:span>AB<text:span text:style-name="T6">)</text:span> et <text:span text:style-name="T6">(d</text:span><text:span text:style-name="T7">1</text:span><text:span text:style-name="T6">)</text:span> sont...</text:p>
      <text:p text:style-name="P4"><draw:g text:anchor-type="as-char" draw:z-index="3" draw:name="Objet de groupe 4" draw:style-name="gr1"><draw:line draw:style-name="gr2" draw:text-style-name="P26" svg:x1="0.748cm" svg:y1="5.623cm" svg:x2="17.538cm" svg:y2="6.309cm"><text:p/></draw:line><draw:frame draw:style-name="gr3" draw:text-style-name="P28" svg:width="1.223cm" svg:height="1.781cm" svg:x="8.373cm" svg:y="5.819cm"><draw:text-box><text:p text:style-name="P27"><text:span text:style-name="T12">A</text:span></text:p></draw:text-box></draw:frame><draw:line draw:style-name="gr4" draw:text-style-name="P26" svg:x1="11.427cm" svg:y1="0.236cm" svg:x2="8.263cm" svg:y2="11.651cm"><text:p/></draw:line><draw:line draw:style-name="gr4" draw:text-style-name="P26" svg:x1="4.855cm" svg:y1="0cm" svg:x2="14.101cm" svg:y2="11.188cm"><text:p/></draw:line><draw:frame draw:style-name="gr5" draw:text-style-name="P28" svg:width="2.267cm" svg:height="1.781cm" svg:x="0cm" svg:y="5.618cm"><draw:text-box><text:p text:style-name="P27"><text:span text:style-name="T12">(d</text:span><text:span text:style-name="T13">1</text:span><text:span text:style-name="T12">)</text:span></text:p></draw:text-box></draw:frame><draw:frame draw:style-name="gr5" draw:text-style-name="P28" svg:width="2.267cm" svg:height="1.781cm" svg:x="3.18cm" svg:y="0.171cm"><draw:text-box><text:p text:style-name="P27"><text:span text:style-name="T12">(d</text:span><text:span text:style-name="T13">2</text:span><text:span text:style-name="T12">)</text:span></text:p></draw:text-box></draw:frame><draw:frame draw:style-name="gr5" draw:text-style-name="P28" svg:width="2.267cm" svg:height="1.781cm" svg:x="11.412cm" svg:y="0.342cm"><draw:text-box><text:p text:style-name="P27"><text:span text:style-name="T12">(d</text:span><text:span text:style-name="T13">3</text:span><text:span text:style-name="T12">)</text:span></text:p></draw:text-box></draw:frame><draw:frame draw:style-name="gr6" draw:text-style-name="P28" svg:width="1.144cm" svg:height="1.781cm" svg:x="4.6cm" svg:y="5.796cm"><draw:text-box><text:p text:style-name="P27"><text:span text:style-name="T12">B</text:span></text:p></draw:text-box></draw:frame><draw:frame draw:style-name="gr6" draw:text-style-name="P28" svg:width="1.144cm" svg:height="1.781cm" svg:x="15.847cm" svg:y="6.237cm"><draw:text-box><text:p text:style-name="P27"><text:span text:style-name="T12">C</text:span></text:p></draw:text-box></draw:frame><draw:line draw:style-name="gr4" draw:text-style-name="P26" svg:x1="5.148cm" svg:y1="5.674cm" svg:x2="5.137cm" svg:y2="5.942cm"><text:p/></draw:line><draw:line draw:style-name="gr4" draw:text-style-name="P26" svg:x1="16.397cm" svg:y1="6.108cm" svg:x2="16.386cm" svg:y2="6.376cm"><text:p/></draw:line></draw:g></text:p>
      <text:p text:style-name="P10"><text:span text:style-name="T10">Les droites </text:span><text:span text:style-name="T6">(</text:span>AB<text:span text:style-name="T6">)</text:span> et <text:span text:style-name="T6">(d</text:span><text:span text:style-name="T7">1</text:span><text:span text:style-name="T6">)</text:span> sont…</text:p>
      <text:p text:style-name="P10"/>
      <text:p text:style-name="Réponse">confondues</text:p>
      <text:p text:style-name="P4"><draw:g text:anchor-type="as-char" draw:z-index="4" draw:name="Objet de groupe 5" draw:style-name="gr1"><draw:line draw:style-name="gr2" draw:text-style-name="P26" svg:x1="0.748cm" svg:y1="5.623cm" svg:x2="17.538cm" svg:y2="6.309cm"><text:p/></draw:line><draw:frame draw:style-name="gr3" draw:text-style-name="P28" svg:width="1.223cm" svg:height="1.781cm" svg:x="8.373cm" svg:y="5.819cm"><draw:text-box><text:p text:style-name="P27"><text:span text:style-name="T12">A</text:span></text:p></draw:text-box></draw:frame><draw:line draw:style-name="gr4" draw:text-style-name="P26" svg:x1="11.427cm" svg:y1="0.236cm" svg:x2="8.263cm" svg:y2="11.651cm"><text:p/></draw:line><draw:line draw:style-name="gr4" draw:text-style-name="P26" svg:x1="4.855cm" svg:y1="0cm" svg:x2="14.101cm" svg:y2="11.188cm"><text:p/></draw:line><draw:frame draw:style-name="gr5" draw:text-style-name="P28" svg:width="2.267cm" svg:height="1.781cm" svg:x="0cm" svg:y="5.618cm"><draw:text-box><text:p text:style-name="P27"><text:span text:style-name="T12">(d</text:span><text:span text:style-name="T13">1</text:span><text:span text:style-name="T12">)</text:span></text:p></draw:text-box></draw:frame><draw:frame draw:style-name="gr5" draw:text-style-name="P28" svg:width="2.267cm" svg:height="1.781cm" svg:x="3.18cm" svg:y="0.171cm"><draw:text-box><text:p text:style-name="P27"><text:span text:style-name="T12">(d</text:span><text:span text:style-name="T13">2</text:span><text:span text:style-name="T12">)</text:span></text:p></draw:text-box></draw:frame><draw:frame draw:style-name="gr5" draw:text-style-name="P28" svg:width="2.267cm" svg:height="1.781cm" svg:x="11.412cm" svg:y="0.342cm"><draw:text-box><text:p text:style-name="P27"><text:span text:style-name="T12">(d</text:span><text:span text:style-name="T13">3</text:span><text:span text:style-name="T12">)</text:span></text:p></draw:text-box></draw:frame><draw:frame draw:style-name="gr6" draw:text-style-name="P28" svg:width="1.144cm" svg:height="1.781cm" svg:x="4.6cm" svg:y="5.796cm"><draw:text-box><text:p text:style-name="P27"><text:span text:style-name="T12">B</text:span></text:p></draw:text-box></draw:frame><draw:frame draw:style-name="gr6" draw:text-style-name="P28" svg:width="1.144cm" svg:height="1.781cm" svg:x="15.847cm" svg:y="6.237cm"><draw:text-box><text:p text:style-name="P27"><text:span text:style-name="T12">C</text:span></text:p></draw:text-box></draw:frame><draw:line draw:style-name="gr4" draw:text-style-name="P26" svg:x1="5.148cm" svg:y1="5.674cm" svg:x2="5.137cm" svg:y2="5.942cm"><text:p/></draw:line><draw:line draw:style-name="gr4" draw:text-style-name="P26" svg:x1="16.397cm" svg:y1="6.108cm" svg:x2="16.386cm" svg:y2="6.376cm"><text:p/></draw:line></draw:g></text:p>
      <text:p text:style-name="P10"><text:span text:style-name="T10">Les droites </text:span><text:span text:style-name="T6">(d</text:span><text:span text:style-name="T7">1</text:span><text:span text:style-name="T6">)</text:span> et <text:span text:style-name="T6">(d</text:span><text:span text:style-name="T7">2</text:span><text:span text:style-name="T6">)</text:span> sont...</text:p>
      <text:p text:style-name="P4"><draw:g text:anchor-type="as-char" draw:z-index="5" draw:name="Objet de groupe 6" draw:style-name="gr1"><draw:line draw:style-name="gr2" draw:text-style-name="P26" svg:x1="0.748cm" svg:y1="5.623cm" svg:x2="17.538cm" svg:y2="6.309cm"><text:p/></draw:line><draw:frame draw:style-name="gr3" draw:text-style-name="P28" svg:width="1.223cm" svg:height="1.781cm" svg:x="8.373cm" svg:y="5.819cm"><draw:text-box><text:p text:style-name="P27"><text:span text:style-name="T12">A</text:span></text:p></draw:text-box></draw:frame><draw:line draw:style-name="gr4" draw:text-style-name="P26" svg:x1="11.427cm" svg:y1="0.236cm" svg:x2="8.263cm" svg:y2="11.651cm"><text:p/></draw:line><draw:line draw:style-name="gr4" draw:text-style-name="P26" svg:x1="4.855cm" svg:y1="0cm" svg:x2="14.101cm" svg:y2="11.188cm"><text:p/></draw:line><draw:frame draw:style-name="gr5" draw:text-style-name="P28" svg:width="2.267cm" svg:height="1.781cm" svg:x="0cm" svg:y="5.618cm"><draw:text-box><text:p text:style-name="P27"><text:span text:style-name="T12">(d</text:span><text:span text:style-name="T13">1</text:span><text:span text:style-name="T12">)</text:span></text:p></draw:text-box></draw:frame><draw:frame draw:style-name="gr5" draw:text-style-name="P28" svg:width="2.267cm" svg:height="1.781cm" svg:x="3.18cm" svg:y="0.171cm"><draw:text-box><text:p text:style-name="P27"><text:span text:style-name="T12">(d</text:span><text:span text:style-name="T13">2</text:span><text:span text:style-name="T12">)</text:span></text:p></draw:text-box></draw:frame><draw:frame draw:style-name="gr5" draw:text-style-name="P28" svg:width="2.267cm" svg:height="1.781cm" svg:x="11.412cm" svg:y="0.342cm"><draw:text-box><text:p text:style-name="P27"><text:span text:style-name="T12">(d</text:span><text:span text:style-name="T13">3</text:span><text:span text:style-name="T12">)</text:span></text:p></draw:text-box></draw:frame><draw:frame draw:style-name="gr6" draw:text-style-name="P28" svg:width="1.144cm" svg:height="1.781cm" svg:x="4.6cm" svg:y="5.796cm"><draw:text-box><text:p text:style-name="P27"><text:span text:style-name="T12">B</text:span></text:p></draw:text-box></draw:frame><draw:frame draw:style-name="gr6" draw:text-style-name="P28" svg:width="1.144cm" svg:height="1.781cm" svg:x="15.847cm" svg:y="6.237cm"><draw:text-box><text:p text:style-name="P27"><text:span text:style-name="T12">C</text:span></text:p></draw:text-box></draw:frame><draw:line draw:style-name="gr4" draw:text-style-name="P26" svg:x1="5.148cm" svg:y1="5.674cm" svg:x2="5.137cm" svg:y2="5.942cm"><text:p/></draw:line><draw:line draw:style-name="gr4" draw:text-style-name="P26" svg:x1="16.397cm" svg:y1="6.108cm" svg:x2="16.386cm" svg:y2="6.376cm"><text:p/></draw:line></draw:g></text:p>
      <text:p text:style-name="P10"><text:span text:style-name="T10">Les droites </text:span><text:span text:style-name="T6">(d</text:span><text:span text:style-name="T7">1</text:span><text:span text:style-name="T6">)</text:span> et <text:span text:style-name="T6">(d</text:span><text:span text:style-name="T7">2</text:span><text:span text:style-name="T6">)</text:span> sont…</text:p>
      <text:p text:style-name="P10"/>
      <text:p text:style-name="Réponse">sécantes <text:span text:style-name="T8">en A</text:span></text:p>
      <text:p text:style-name="P4"><draw:g text:anchor-type="as-char" draw:z-index="6" draw:name="Objet de groupe 7" draw:style-name="gr1"><draw:line draw:style-name="gr2" draw:text-style-name="P26" svg:x1="0.748cm" svg:y1="5.623cm" svg:x2="17.538cm" svg:y2="6.309cm"><text:p/></draw:line><draw:frame draw:style-name="gr3" draw:text-style-name="P28" svg:width="1.223cm" svg:height="1.781cm" svg:x="8.373cm" svg:y="5.819cm"><draw:text-box><text:p text:style-name="P27"><text:span text:style-name="T12">A</text:span></text:p></draw:text-box></draw:frame><draw:line draw:style-name="gr4" draw:text-style-name="P26" svg:x1="11.427cm" svg:y1="0.236cm" svg:x2="8.263cm" svg:y2="11.651cm"><text:p/></draw:line><draw:line draw:style-name="gr4" draw:text-style-name="P26" svg:x1="4.855cm" svg:y1="0cm" svg:x2="14.101cm" svg:y2="11.188cm"><text:p/></draw:line><draw:frame draw:style-name="gr5" draw:text-style-name="P28" svg:width="2.267cm" svg:height="1.781cm" svg:x="0cm" svg:y="5.618cm"><draw:text-box><text:p text:style-name="P27"><text:span text:style-name="T12">(d</text:span><text:span text:style-name="T13">1</text:span><text:span text:style-name="T12">)</text:span></text:p></draw:text-box></draw:frame><draw:frame draw:style-name="gr5" draw:text-style-name="P28" svg:width="2.267cm" svg:height="1.781cm" svg:x="3.18cm" svg:y="0.171cm"><draw:text-box><text:p text:style-name="P27"><text:span text:style-name="T12">(d</text:span><text:span text:style-name="T13">2</text:span><text:span text:style-name="T12">)</text:span></text:p></draw:text-box></draw:frame><draw:frame draw:style-name="gr5" draw:text-style-name="P28" svg:width="2.267cm" svg:height="1.781cm" svg:x="11.412cm" svg:y="0.342cm"><draw:text-box><text:p text:style-name="P27"><text:span text:style-name="T12">(d</text:span><text:span text:style-name="T13">3</text:span><text:span text:style-name="T12">)</text:span></text:p></draw:text-box></draw:frame><draw:frame draw:style-name="gr6" draw:text-style-name="P28" svg:width="1.144cm" svg:height="1.781cm" svg:x="4.6cm" svg:y="5.796cm"><draw:text-box><text:p text:style-name="P27"><text:span text:style-name="T12">B</text:span></text:p></draw:text-box></draw:frame><draw:frame draw:style-name="gr6" draw:text-style-name="P28" svg:width="1.144cm" svg:height="1.781cm" svg:x="15.847cm" svg:y="6.237cm"><draw:text-box><text:p text:style-name="P27"><text:span text:style-name="T12">C</text:span></text:p></draw:text-box></draw:frame><draw:line draw:style-name="gr4" draw:text-style-name="P26" svg:x1="5.148cm" svg:y1="5.674cm" svg:x2="5.137cm" svg:y2="5.942cm"><text:p/></draw:line><draw:line draw:style-name="gr4" draw:text-style-name="P26" svg:x1="16.397cm" svg:y1="6.108cm" svg:x2="16.386cm" svg:y2="6.376cm"><text:p/></draw:line></draw:g></text:p>
      <text:p text:style-name="P10"><text:span text:style-name="T10">Les droites </text:span><text:span text:style-name="T6">(d</text:span><text:span text:style-name="T7">1</text:span><text:span text:style-name="T6">),</text:span> <text:span text:style-name="T6">(d</text:span><text:span text:style-name="T7">2</text:span><text:span text:style-name="T6">)</text:span> <text:span text:style-name="T6">et (d</text:span><text:span text:style-name="T7">3</text:span><text:span text:style-name="T6">) </text:span>sont...</text:p>
      <text:p text:style-name="P4"><draw:g text:anchor-type="as-char" draw:z-index="7" draw:name="Objet de groupe 8" draw:style-name="gr1"><draw:line draw:style-name="gr2" draw:text-style-name="P26" svg:x1="0.748cm" svg:y1="5.623cm" svg:x2="17.538cm" svg:y2="6.309cm"><text:p/></draw:line><draw:frame draw:style-name="gr3" draw:text-style-name="P28" svg:width="1.223cm" svg:height="1.781cm" svg:x="8.373cm" svg:y="5.819cm"><draw:text-box><text:p text:style-name="P27"><text:span text:style-name="T12">A</text:span></text:p></draw:text-box></draw:frame><draw:line draw:style-name="gr4" draw:text-style-name="P26" svg:x1="11.427cm" svg:y1="0.236cm" svg:x2="8.263cm" svg:y2="11.651cm"><text:p/></draw:line><draw:line draw:style-name="gr4" draw:text-style-name="P26" svg:x1="4.855cm" svg:y1="0cm" svg:x2="14.101cm" svg:y2="11.188cm"><text:p/></draw:line><draw:frame draw:style-name="gr5" draw:text-style-name="P28" svg:width="2.267cm" svg:height="1.781cm" svg:x="0cm" svg:y="5.618cm"><draw:text-box><text:p text:style-name="P27"><text:span text:style-name="T12">(d</text:span><text:span text:style-name="T13">1</text:span><text:span text:style-name="T12">)</text:span></text:p></draw:text-box></draw:frame><draw:frame draw:style-name="gr5" draw:text-style-name="P28" svg:width="2.267cm" svg:height="1.781cm" svg:x="3.18cm" svg:y="0.171cm"><draw:text-box><text:p text:style-name="P27"><text:span text:style-name="T12">(d</text:span><text:span text:style-name="T13">2</text:span><text:span text:style-name="T12">)</text:span></text:p></draw:text-box></draw:frame><draw:frame draw:style-name="gr5" draw:text-style-name="P28" svg:width="2.267cm" svg:height="1.781cm" svg:x="11.412cm" svg:y="0.342cm"><draw:text-box><text:p text:style-name="P27"><text:span text:style-name="T12">(d</text:span><text:span text:style-name="T13">3</text:span><text:span text:style-name="T12">)</text:span></text:p></draw:text-box></draw:frame><draw:frame draw:style-name="gr6" draw:text-style-name="P28" svg:width="1.144cm" svg:height="1.781cm" svg:x="4.6cm" svg:y="5.796cm"><draw:text-box><text:p text:style-name="P27"><text:span text:style-name="T12">B</text:span></text:p></draw:text-box></draw:frame><draw:frame draw:style-name="gr6" draw:text-style-name="P28" svg:width="1.144cm" svg:height="1.781cm" svg:x="15.847cm" svg:y="6.237cm"><draw:text-box><text:p text:style-name="P27"><text:span text:style-name="T12">C</text:span></text:p></draw:text-box></draw:frame><draw:line draw:style-name="gr4" draw:text-style-name="P26" svg:x1="5.148cm" svg:y1="5.674cm" svg:x2="5.137cm" svg:y2="5.942cm"><text:p/></draw:line><draw:line draw:style-name="gr4" draw:text-style-name="P26" svg:x1="16.397cm" svg:y1="6.108cm" svg:x2="16.386cm" svg:y2="6.376cm"><text:p/></draw:line></draw:g></text:p>
      <text:p text:style-name="P10"><text:span text:style-name="T10">Les droites </text:span><text:span text:style-name="T6">(d</text:span><text:span text:style-name="T7">1</text:span><text:span text:style-name="T6">),</text:span> <text:span text:style-name="T6">(d</text:span><text:span text:style-name="T7">2</text:span><text:span text:style-name="T6">)</text:span> <text:span text:style-name="T6">et (d</text:span><text:span text:style-name="T7">3</text:span><text:span text:style-name="T6">) </text:span>sont…</text:p>
      <text:p text:style-name="P10"/>
      <text:p text:style-name="Réponse">concourantes <text:span text:style-name="T8">en A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Liberation Sans2" fo:font-family="'Liberation Sans'" style:font-style-name="Normal" style:font-family-generic="swiss" style:font-pitch="variable" fo:font-size="4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Réponse" style:family="paragraph" style:parent-style-name="Standard">
      <style:paragraph-properties fo:margin-top="0cm" fo:margin-bottom="0cm" style:contextual-spacing="false" fo:text-align="center" style:justify-single-word="false"/>
      <style:text-properties fo:color="#7b3d00" loext:opacity="100%" style:font-name="Liberation Sans2" fo:font-family="'Liberation Sans'" style:font-style-name="Normal" style:font-family-generic="swiss" style:font-pitch="variable" fo:font-size="40pt" officeooo:rsid="000a0f9a"/>
    </style:style>
    <style:style style:name="Réponse" style:family="text">
      <style:text-properties fo:color="#7b3d00" loext:opacity="100%" style:font-name="Liberation Sans2" fo:font-family="'Liberation Sans'" style:font-style-name="Normal" style:font-family-generic="swiss" style:font-pitch="variable" fo:font-size="4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5:17:39.960444928</meta:creation-date>
    <dc:date>2023-10-23T17:53:25.808419848</dc:date>
    <meta:editing-duration>PT1H44M55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3" meta:paragraph-count="45" meta:word-count="267" meta:character-count="1395" meta:non-whitespace-character-count="1165"/>
  </office:meta>
</office:document-meta>
</file>